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text-properties officeooo:rsid="00067e87" officeooo:paragraph-rsid="00067e87"/>
    </style:style>
    <style:style style:name="P2" style:family="paragraph" style:parent-style-name="Text_20_body" style:list-style-name="L1">
      <style:text-properties officeooo:rsid="00067e87" officeooo:paragraph-rsid="00079239"/>
    </style:style>
    <style:style style:name="P3" style:family="paragraph" style:parent-style-name="Text_20_body" style:list-style-name="L1">
      <style:text-properties officeooo:rsid="00079239" officeooo:paragraph-rsid="00079239"/>
    </style:style>
    <style:style style:name="P4" style:family="paragraph" style:parent-style-name="Text_20_body" style:list-style-name="L1">
      <style:text-properties officeooo:rsid="000962bd" officeooo:paragraph-rsid="000962bd"/>
    </style:style>
    <style:style style:name="P5" style:family="paragraph" style:parent-style-name="Text_20_body" style:list-style-name="L1">
      <style:text-properties officeooo:rsid="000b4dfe" officeooo:paragraph-rsid="000b4dfe"/>
    </style:style>
    <style:style style:name="T1" style:family="text">
      <style:text-properties officeooo:rsid="00079239"/>
    </style:style>
    <style:style style:name="T2" style:family="text">
      <style:text-properties officeooo:rsid="000962bd"/>
    </style:style>
    <style:style style:name="T3" style:family="text">
      <style:text-properties officeooo:rsid="000b4df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ejorar rendimiento</text:p>
      <text:p text:style-name="Text_20_body"/>
      <text:list xml:id="list966716550" text:style-name="L1">
        <text:list-item>
          <text:p text:style-name="P1">Desinstalar aplicaciones que no se usen. Muchas aplicaciones hacen funcionar servicios en segundo plano.</text:p>
        </text:list-item>
        <text:list-item>
          <text:p text:style-name="P1">Mantener limpio el escritorio. Si tienes muchas cosas en el escritorio se cargan muchas cosas al iniciar el sistema y se ralentiza. Cosas en el escritorio se precargan parcialmente. También hay que quitar accesos directos del escritorio y la barra de tareas.</text:p>
        </text:list-item>
        <text:list-item>
          <text:p text:style-name="P2">Quitar los programas que se inician al iniciar el SO <text:span text:style-name="T1">y no se usen a menudo</text:span>.</text:p>
        </text:list-item>
        <text:list-item>
          <text:p text:style-name="P3">Comprobar que no haya Malware. Eso incluye a ciertas extensiones.</text:p>
        </text:list-item>
        <text:list-item>
          <text:p text:style-name="P3">Liberar espacio del disco. El sistema necesita espacio vacío para gestionar datos más rápidamente. Windows tiene el Liberador de espacio en disco, pero CCleaner es mejor, sobretodo para borrar datos de navegadores. Además borra el registo de Windows, que guarda todo lo que vas haciendo. El registro de windows se va acumulando y ralentiza el PC. CCleaner tiene dos versiones, la instalable y la portable (que se pone en pens).</text:p>
        </text:list-item>
        <text:list-item>
          <text:p text:style-name="P3">Desfragmentar el disco. “<text:span text:style-name="T2">Une” los fragmentos de un archivo para que se acceda a un archivo más rápido (por como funcionan los HDD). Es mejor no hacerlo en SSDs. Los sistemas de ficheros de Linux gestionan mejor la fragmentación, así que no hace falta hacer esto.</text:span></text:p>
        </text:list-item>
        <text:list-item>
          <text:p text:style-name="P4">Memoria virtual. En sistemas con poca RAM es conveniente tener una cantidad decente de memoria virtual (es como swap). <text:span text:style-name="T3">Ubuntu ya no usa partición de Swap, si no un fichero de paginación</text:span></text:p>
        </text:list-item>
        <text:list-item>
          <text:p text:style-name="P5">Consumo de energía.</text:p>
        </text:list-item>
        <text:list-item>
          <text:p text:style-name="P5">Reducir el uso de efectos gráficos.</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text:page-number text:select-page="current">1</text:page-number></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10T18:09:41.730116997</meta:creation-date>
    <dc:date>2020-03-11T20:52:41.868737438</dc:date>
    <meta:editing-duration>PT21M58S</meta:editing-duration>
    <meta:editing-cycles>2</meta:editing-cycles>
    <meta:generator>LibreOffice/6.3.4.2$Linux_X86_64 LibreOffice_project/30$Build-2</meta:generator>
    <meta:document-statistic meta:table-count="0" meta:image-count="0" meta:object-count="0" meta:page-count="1" meta:paragraph-count="11" meta:word-count="251" meta:character-count="1459" meta:non-whitespace-character-count="1228"/>
  </office:meta>
</office:document-meta>
</file>